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1D7000015EA1E2D5ECC.svm" manifest:media-type=""/>
  <manifest:file-entry manifest:full-path="Pictures/2000000900003D80000026A84D3F6265.svm" manifest:media-type=""/>
  <manifest:file-entry manifest:full-path="Pictures/2000000900002F8C00003045863900F6.svm" manifest:media-type=""/>
  <manifest:file-entry manifest:full-path="Pictures/2000000900001A5C000014C76D6B509A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bfaf4" officeooo:paragraph-rsid="000bfaf4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0bfaf4" officeooo:paragraph-rsid="000bfaf4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bfaf4" officeooo:paragraph-rsid="000bfaf4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officeooo:rsid="000bfaf4" officeooo:paragraph-rsid="000bfaf4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cf351" officeooo:paragraph-rsid="000cf351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0bfaf4" officeooo:paragraph-rsid="000bfaf4" style:font-size-asian="13.1000003814697pt" style:font-weight-asian="bold" style:font-size-complex="15pt" style:font-weight-complex="bold"/>
    </style:style>
    <style:style style:name="fr1" style:family="graphic" style:parent-style-name="Frame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mail Usage Manual<text:line-break/></text:p>
      <text:p text:style-name="P3">The help keyword initiates the bot and gives the list of keywords which can be used to get mails or reply to a mail.<text:line-break/></text:p>
      <text:p text:style-name="P4"><draw:frame draw:style-name="fr1" draw:name="Image1" text:anchor-type="paragraph" svg:y="0.1354in" svg:width="4.7681in" svg:height="3.5736in" draw:z-index="0"><draw:image xlink:href="Pictures/2000000900001A5C000014C76D6B509A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3"><draw:frame draw:style-name="fr2" draw:name="Image2" text:anchor-type="paragraph" svg:x="0.6992in" svg:y="0.6307in" svg:width="5.3791in" svg:height="3.0283in" draw:z-index="1"><draw:image xlink:href="Pictures/2000000900003D80000026A84D3F6265.svm" xlink:type="simple" xlink:show="embed" xlink:actuate="onLoad"/></draw:frame>Tu start using Gmail Bot you need to login to your gmail account and allow teamchat to access your gmail account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2" draw:name="Image3" text:anchor-type="paragraph" svg:x="-0.3756in" svg:y="0.9854in" svg:width="3.5346in" svg:height="3.8291in" draw:z-index="2"><draw:image xlink:href="Pictures/2000000900002F8C00003045863900F6.svm" xlink:type="simple" xlink:show="embed" xlink:actuate="onLoad"/></draw:frame><text:soft-page-break/>To view all unread mails on teamchat use the getmail keyword. And to reply on any of the unread email click the reply button on the chatlet posted.<text:line-break/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4" text:anchor-type="paragraph" svg:x="3.5445in" svg:y="0.0744in" svg:width="3.9063in" svg:height="1.5382in" draw:z-index="3"><draw:image xlink:href="Pictures/20000009000041D7000015EA1E2D5ECC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Reply for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1:49:31.605000000</meta:creation-date>
    <dc:date>2015-07-27T12:12:49.802000000</dc:date>
    <meta:editing-duration>PT8M7S</meta:editing-duration>
    <meta:editing-cycles>1</meta:editing-cycles>
    <meta:document-statistic meta:table-count="0" meta:image-count="4" meta:object-count="0" meta:page-count="2" meta:paragraph-count="5" meta:word-count="78" meta:character-count="411" meta:non-whitespace-character-count="330"/>
    <meta:generator>LibreOffice/4.2.3.3$Windows_x86 LibreOffice_project/882f8a0a489bc99a9e60c7905a60226254cb6ff0</meta:generator>
  </office:meta>
</office:document-meta>
</file>